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4" style:family="table">
      <style:table-properties style:width="7.0806in" table:align="margins"/>
    </style:style>
    <style:style style:name="Table4.A" style:family="table-column">
      <style:table-column-properties style:column-width="1.4285in" style:rel-column-width="13221*"/>
    </style:style>
    <style:style style:name="Table4.B" style:family="table-column">
      <style:table-column-properties style:column-width="5.6521in" style:rel-column-width="5231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itle">
      <style:text-properties fo:font-size="60pt" style:font-size-asian="60pt" style:font-size-complex="60pt"/>
    </style:style>
    <style:style style:name="P5" style:family="paragraph" style:parent-style-name="Footnote">
      <style:paragraph-properties fo:text-align="start" style:justify-single-word="false"/>
    </style:style>
    <style:style style:name="P6" style:family="paragraph" style:parent-style-name="Standard">
      <style:paragraph-properties fo:text-align="justify"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fo:font-weight="bold" style:font-weight-asian="bold" style:font-weight-complex="bold"/>
    </style:style>
    <style:style style:name="P9" style:family="paragraph" style:parent-style-name="Table_20_Contents">
      <style:paragraph-properties fo:text-align="justify" style:justify-single-word="false"/>
      <style:text-properties fo:font-weight="bold" style:font-weight-asian="bold" style:font-weight-complex="bold"/>
    </style:style>
    <style:style style:name="P10" style:family="paragraph" style:parent-style-name="Table_20_Contents">
      <style:paragraph-properties fo:text-align="justify" style:justify-single-word="false"/>
    </style:style>
    <style:style style:name="P11" style:family="paragraph" style:parent-style-name="Table_20_Contents">
      <style:paragraph-properties fo:text-align="center" style:justify-single-word="false"/>
      <style:text-properties fo:font-weight="normal" style:font-weight-asian="normal" style:font-weight-complex="normal"/>
    </style:style>
    <style:style style:name="P12" style:family="paragraph" style:parent-style-name="Table_20_Contents">
      <style:paragraph-properties fo:text-align="center" style:justify-single-word="false"/>
      <style:text-properties style:font-name="Courier New" fo:font-weight="bold" style:font-weight-asian="bold" style:font-weight-complex="bold"/>
    </style:style>
    <style:style style:name="P13" style:family="paragraph" style:parent-style-name="Table_20_Contents">
      <style:paragraph-properties fo:text-align="center" style:justify-single-word="false"/>
      <style:text-properties style:font-name="Courier New"/>
    </style:style>
    <style:style style:name="P14" style:family="paragraph" style:parent-style-name="Code">
      <style:text-properties fo:font-size="12pt" fo:font-weight="bold" style:font-size-asian="12pt" style:font-weight-asian="bold" style:font-size-complex="12pt" style:font-weight-complex="bold"/>
    </style:style>
    <style:style style:name="P15" style:family="paragraph" style:parent-style-name="Text_20_body">
      <style:paragraph-properties fo:text-align="justify" style:justify-single-word="false" fo:break-before="page"/>
    </style:style>
    <style:style style:name="P16" style:family="paragraph" style:parent-style-name="Heading_20_1">
      <style:paragraph-properties fo:text-align="justify" style:justify-single-word="false"/>
    </style:style>
    <style:style style:name="P17" style:family="paragraph" style:parent-style-name="Heading_20_1">
      <style:paragraph-properties fo:break-before="page"/>
    </style:style>
    <style:style style:name="P18" style:family="paragraph" style:parent-style-name="Contents_20_Heading">
      <style:paragraph-properties fo:break-before="page"/>
    </style:style>
    <style:style style:name="P19" style:family="paragraph" style:parent-style-name="Contents_20_1">
      <style:paragraph-properties>
        <style:tab-stops>
          <style:tab-stop style:position="7.0602in" style:type="right" style:leader-style="dotted" style:leader-text="."/>
        </style:tab-stops>
      </style:paragraph-properties>
    </style:style>
    <style:style style:name="P20" style:family="paragraph" style:parent-style-name="Contents_20_2">
      <style:paragraph-properties>
        <style:tab-stops>
          <style:tab-stop style:position="6.8839in" style:type="right" style:leader-style="dotted" style:leader-text="."/>
        </style:tab-stops>
      </style:paragraph-properties>
    </style:style>
    <style:style style:name="P21" style:family="paragraph" style:parent-style-name="Contents_20_3">
      <style:paragraph-properties>
        <style:tab-stops>
          <style:tab-stop style:position="6.6874in" style:type="right" style:leader-style="dotted" style:leader-text="."/>
        </style:tab-stops>
      </style:paragraph-properties>
    </style:style>
    <style:style style:name="P22" style:family="paragraph" style:parent-style-name="Index_20_1">
      <style:paragraph-properties>
        <style:tab-stops>
          <style:tab-stop style:position="7.0807in" style:type="right" style:leader-style="dotted" style:leader-text="."/>
        </style:tab-stops>
      </style:paragraph-properties>
    </style:style>
    <style:style style:name="P23" style:family="paragraph" style:parent-style-name="Text_20_body" style:master-page-name="Standard">
      <style:paragraph-properties style:page-number="auto"/>
    </style:style>
    <style:style style:name="P24" style:family="paragraph" style:parent-style-name="Text_20_body" style:list-style-name="L1"/>
    <style:style style:name="P25" style:family="paragraph" style:parent-style-name="Text_20_body" style:list-style-name="L2"/>
    <style:style style:name="P26" style:family="paragraph" style:parent-style-name="Text_20_body" style:list-style-name="L3">
      <style:paragraph-properties fo:text-align="justify" style:justify-single-word="false"/>
    </style:style>
    <style:style style:name="P27" style:family="paragraph" style:parent-style-name="Text_20_body" style:list-style-name="L5">
      <style:paragraph-properties fo:text-align="justify" style:justify-single-word="false"/>
    </style:style>
    <style:style style:name="P28" style:family="paragraph" style:parent-style-name="Text_20_body" style:list-style-name="L1">
      <style:paragraph-properties fo:text-align="justify" style:justify-single-word="false"/>
    </style:style>
    <style:style style:name="P29" style:family="paragraph" style:parent-style-name="Text_20_body" style:list-style-name="L8">
      <style:paragraph-properties fo:text-align="justify" style:justify-single-word="false"/>
    </style:style>
    <style:style style:name="P30" style:family="paragraph" style:parent-style-name="Text_20_body" style:list-style-name="L10">
      <style:paragraph-properties fo:text-align="justify" style:justify-single-word="false"/>
    </style:style>
    <style:style style:name="P31" style:family="paragraph" style:parent-style-name="Text_20_body" style:list-style-name="L11">
      <style:paragraph-properties fo:text-align="justify" style:justify-single-word="false"/>
    </style:style>
    <style:style style:name="P32" style:family="paragraph" style:parent-style-name="Text_20_body" style:list-style-name="L4"/>
    <style:style style:name="P33" style:family="paragraph" style:parent-style-name="Text_20_body" style:list-style-name="L5"/>
    <style:style style:name="P34" style:family="paragraph" style:parent-style-name="Text_20_body" style:list-style-name="L6"/>
    <style:style style:name="P35" style:family="paragraph" style:parent-style-name="Text_20_body" style:list-style-name="L7"/>
    <style:style style:name="P36" style:family="paragraph" style:parent-style-name="Text_20_body" style:list-style-name="L9"/>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Arial" style:font-name-asian="Arial" style:font-name-complex="Arial"/>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3" fo:column-gap="0.3in">
          <style:column style:rel-width="21845*" fo:start-indent="0in" fo:end-indent="0.15in"/>
          <style:column style:rel-width="21845*" fo:start-indent="0.15in" fo:end-indent="0.15in"/>
          <style:column style:rel-width="21845*" fo:start-indent="0.15in" fo:end-indent="0in"/>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Text_20_body"/>
      <text:p text:style-name="Text_20_body"/>
      <text:p text:style-name="Text_20_body"/>
      <text:p text:style-name="P4">The fOOrth User's Guide</text:p>
      <text:p text:style-name="Subtitle">An object oriented language that is not FORTH.</text:p>
      <text:p text:style-name="Subtitle">by Peter Camilleri </text:p>
      <text:p text:style-name="Text_20_body"/>
      <text:p text:style-name="P2">Last Update: January 8, 2015</text:p>
      <text:p text:style-name="P2">Covering fOOrth version 0.0.3</text:p>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8">Table of Contents</text:p>
          </text:index-title>
          <text:p text:style-name="P19">The MIT License (MIT).<text:tab/>4</text:p>
          <text:p text:style-name="P19">Introduction<text:tab/>5</text:p>
          <text:p text:style-name="P20">About the name fOOrth<text:tab/>5</text:p>
          <text:p text:style-name="P20">How fOOrth came to be<text:tab/>5</text:p>
          <text:p text:style-name="P20">Goals and Principles<text:tab/>6</text:p>
          <text:p text:style-name="P20">Report Card<text:tab/>7</text:p>
          <text:p text:style-name="P20">Special Note<text:tab/>7</text:p>
          <text:p text:style-name="P19">Installation<text:tab/>8</text:p>
          <text:p text:style-name="P20">Ruby<text:tab/>8</text:p>
          <text:p text:style-name="P20">fOOrth<text:tab/>8</text:p>
          <text:p text:style-name="P20">Running fOOrth<text:tab/>9</text:p>
          <text:p text:style-name="P20">Source Archive<text:tab/>9</text:p>
          <text:p text:style-name="P19">First Steps<text:tab/>10</text:p>
          <text:p text:style-name="P19">The Syntax and Style of fOOrth<text:tab/>12</text:p>
          <text:p text:style-name="P20">Syntax<text:tab/>12</text:p>
          <text:p text:style-name="P20">Spaces<text:tab/>12</text:p>
          <text:p text:style-name="P20">Comments<text:tab/>12</text:p>
          <text:p text:style-name="P20">String Literals<text:tab/>12</text:p>
          <text:p text:style-name="P20">Numeric Literals<text:tab/>13</text:p>
          <text:p text:style-name="P19">The Class Tree<text:tab/>14</text:p>
          <text:p text:style-name="P20">A Brief Overview<text:tab/>14</text:p>
          <text:p text:style-name="P21">Classes<text:tab/>14</text:p>
          <text:p text:style-name="P21">Inheritance<text:tab/>14</text:p>
          <text:p text:style-name="P21">Methods<text:tab/>15</text:p>
          <text:p text:style-name="P21">Late Binding and Polymorphism<text:tab/>15</text:p>
          <text:p text:style-name="P20">Message Routing<text:tab/>15</text:p>
          <text:p text:style-name="P19">VirtualMachine<text:tab/>16</text:p>
          <text:p text:style-name="P19">Object<text:tab/>17</text:p>
          <text:p text:style-name="P19">Array<text:tab/>18</text:p>
          <text:p text:style-name="P20">Array Literals<text:tab/>18</text:p>
          <text:p text:style-name="P20">See Also<text:tab/>18</text:p>
          <text:p text:style-name="P19">Class<text:tab/>19</text:p>
          <text:p text:style-name="P20">See Also<text:tab/>19</text:p>
          <text:p text:style-name="P19">FalseClass<text:tab/>20</text:p>
          <text:p text:style-name="P20">See Also<text:tab/>20</text:p>
          <text:p text:style-name="P19">Hash<text:tab/>21</text:p>
          <text:p text:style-name="P20">Hash Literals<text:tab/>21</text:p>
          <text:p text:style-name="P20">See Also<text:tab/>21</text:p>
          <text:p text:style-name="P19"><text:soft-page-break/>MaxNumeric<text:tab/>22</text:p>
          <text:p text:style-name="P19">MinNumeric<text:tab/>23</text:p>
          <text:p text:style-name="P19">NilClass<text:tab/>24</text:p>
          <text:p text:style-name="P19">Numeric<text:tab/>25</text:p>
          <text:p text:style-name="P19">Complex<text:tab/>26</text:p>
          <text:p text:style-name="P20">Complex Literals<text:tab/>26</text:p>
          <text:p text:style-name="P20">Instance Methods<text:tab/>26</text:p>
          <text:p text:style-name="P21">[a_complex] .split [real_part imaginary_part]<text:tab/>26</text:p>
          <text:p text:style-name="P20">See Also<text:tab/>27</text:p>
          <text:p text:style-name="P19">Float<text:tab/>28</text:p>
          <text:p text:style-name="P20">Float Literals<text:tab/>28</text:p>
          <text:p text:style-name="P20">See Also<text:tab/>28</text:p>
          <text:p text:style-name="P19">Integer<text:tab/>29</text:p>
          <text:p text:style-name="P20">Integer Literals<text:tab/>29</text:p>
          <text:p text:style-name="P20">See Also<text:tab/>29</text:p>
          <text:p text:style-name="P19">Rational<text:tab/>30</text:p>
          <text:p text:style-name="P20">Rational Literals<text:tab/>30</text:p>
          <text:p text:style-name="P20">Instance Methods<text:tab/>30</text:p>
          <text:p text:style-name="P21">[a_rational] .split [numerator denominator]<text:tab/>30</text:p>
          <text:p text:style-name="P20">See Also<text:tab/>30</text:p>
          <text:p text:style-name="P19">Procedure<text:tab/>31</text:p>
          <text:p text:style-name="P20">Procedure Literals<text:tab/>31</text:p>
          <text:p text:style-name="P20">See Also<text:tab/>31</text:p>
          <text:p text:style-name="P19">String<text:tab/>32</text:p>
          <text:p text:style-name="P20">String Literals<text:tab/>32</text:p>
          <text:p text:style-name="P20">See Also<text:tab/>32</text:p>
          <text:p text:style-name="P19">Thread<text:tab/>33</text:p>
          <text:p text:style-name="P20">See Also<text:tab/>33</text:p>
          <text:p text:style-name="P19">TrueClass<text:tab/>34</text:p>
          <text:p text:style-name="P19">Glossary<text:tab/>35</text:p>
          <text:p text:style-name="P19">Appendix A – Regular Expressions<text:tab/>36</text:p>
          <text:p text:style-name="P19">Edit History:<text:tab/>38</text:p>
        </text:index-body>
      </text:table-of-content>
      <text:p text:style-name="Text_20_body"/>
      <text:h text:style-name="P17" text:outline-level="1"><text:bookmark text:name="label-The+MIT+License+%28MIT%29."/>The MIT License (MIT).</text:h>
      <text:p text:style-name="Text_20_body"/>
      <text:p text:style-name="Text_20_body">Copyright © 2014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16" text:outline-level="1">Introduction</text:h>
      <text:p text:style-name="P3"/>
      <text:h text:style-name="Heading_20_2" text:outline-level="2">About the name fOOrth</text:h>
      <text:p text:style-name="Standard"/>
      <text:p text:style-name="P6">The name of programming language fOOrth is an example of a malamanteau<text:note text:id="ftn1" text:note-class="footnote"><text:note-citation>1</text:note-citation><text:note-body><text:p text:style-name="P5">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6">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6">The malapropism involved is quite simply that fOOrth is not FORTH. While the acronym FNF, for <text:span text:style-name="T1">f</text:span>OOrth is <text:span text:style-name="T1">N</text:span>ot <text:span text:style-name="T1">F</text:span>ORTH, is also short, it is not at all easy to pronounce as fOOrth. This may be reconsidered, but not until the USA reforms the Electrical College used to elect the President of the United States.</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 I could never afford to buy one, but I was always intrigued by their elegant,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s,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text:soft-page-break/>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4" text:note-class="footnote"><text:note-citation>4</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3">Further, fOOrth is inspired by the development of Object Oriented<text:note text:id="ftn5" text:note-class="footnote"><text:note-citation>5</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6" text:note-class="footnote"><text:note-citation>6</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7" text:note-class="footnote"><text:note-citation>7</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8" text:note-class="footnote"><text:note-citation>8</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3">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3933195962283374476" text:style-name="L1">
        <text:list-item>
          <text:p text:style-name="P24">A Simple, Easy-to-Understand syntax that is none the less, Expressive and Compact:</text:p>
        </text:list-item>
      </text:list>
      <text:list xml:id="list6951831197788919688" text:style-name="L2">
        <text:list-item>
          <text:list>
            <text:list-item>
              <text:p text:style-name="P25">Source code in fOOrth is free-form with no line oriented limitations or rules.</text:p>
            </text:list-item>
            <text:list-item>
              <text:p text:style-name="P25">Support is given to the easy representation of common literal data such as strings, integers, floating point numbers, rational numbers, and complex numbers.</text:p>
            </text:list-item>
          </text:list>
        </text:list-item>
      </text:list>
      <text:list xml:id="list43357572" text:continue-list="list3933195962283374476" text:style-name="L1">
        <text:list-item>
          <text:p text:style-name="P24">Safe Data and Data Structures:</text:p>
        </text:list-item>
      </text:list>
      <text:list xml:id="list565610601610299535" text:style-name="L3">
        <text:list-item>
          <text:list>
            <text:list-item>
              <text:p text:style-name="P26">Simple, reliable arithmetic. In fOOrth, integer operations never overflow. Rational values can be represented exactly, complex numbers are supported, and conversions between numeric types are simple.</text:p>
            </text:list-item>
            <text:list-item>
              <text:p text:style-name="P26">Strings grow as needed without the need to allocate space or worry about overflow.</text:p>
            </text:list-item>
            <text:list-item>
              <text:p text:style-name="P26">Data containers such as arrays and hashes grow as needed. Out of range subscripts <text:soft-page-break/>cannot access undefined memory regions. </text:p>
            </text:list-item>
          </text:list>
        </text:list-item>
      </text:list>
      <text:list xml:id="list43326683" text:continue-list="list43357572" text:style-name="L1">
        <text:list-item>
          <text:p text:style-name="P24">Message Passing:</text:p>
        </text:list-item>
      </text:list>
      <text:list xml:id="list7141201333006774772" text:style-name="L4">
        <text:list-item>
          <text:list>
            <text:list-item>
              <text:p text:style-name="P32">In fOOrth all actions take the form of messages sent to a receiver.</text:p>
            </text:list-item>
            <text:list-item>
              <text:p text:style-name="P32">The routing of messages is specified by the exact type of the message.</text:p>
            </text:list-item>
            <text:list-item>
              <text:p text:style-name="P32">Message receivers include data items on the stack as well as the virtual machine object associated with the current thread of execution.</text:p>
            </text:list-item>
            <text:list-item>
              <text:p text:style-name="P32">Messages for which no routing specification can be found, generate an error at compile time.</text:p>
            </text:list-item>
          </text:list>
        </text:list-item>
      </text:list>
      <text:list xml:id="list43330027" text:continue-list="list43326683" text:style-name="L1">
        <text:list-item>
          <text:p text:style-name="P24">Object Oriented Design:</text:p>
        </text:list-item>
      </text:list>
      <text:list xml:id="list3786636656270233106" text:style-name="L5">
        <text:list-item>
          <text:list>
            <text:list-item>
              <text:p text:style-name="P27">Support class based inheritance, with a non-cyclic (single inheritance) tree derived from a common base Object class.</text:p>
            </text:list-item>
            <text:list-item>
              <text:p text:style-name="P33">Support late binding and polymorphism through message interface compatibility or “duck” typing.</text:p>
            </text:list-item>
          </text:list>
        </text:list-item>
      </text:list>
      <text:list xml:id="list43338287" text:continue-list="list43330027" text:style-name="L1">
        <text:list-item>
          <text:p text:style-name="P24">Meta programming: </text:p>
        </text:list-item>
      </text:list>
      <text:list xml:id="list699054466240627039" text:style-name="L6">
        <text:list-item>
          <text:list>
            <text:list-item>
              <text:p text:style-name="P34">Support extensible language constructs by making the compiler an accessible part of the system.</text:p>
            </text:list-item>
          </text:list>
        </text:list-item>
      </text:list>
      <text:list xml:id="list43335930" text:continue-list="list43338287" text:style-name="L1">
        <text:list-item>
          <text:p text:style-name="P24">Reliability:</text:p>
        </text:list-item>
      </text:list>
      <text:list xml:id="list8411140811600669253" text:style-name="L7">
        <text:list-item>
          <text:list>
            <text:list-item>
              <text:p text:style-name="P35">Errors should be detected as soon as possible. </text:p>
            </text:list-item>
            <text:list-item>
              <text:p text:style-name="P35">Language constructs should not be designed in a way that causes simple coding errors to spin off into infinite loops. </text:p>
            </text:list-item>
          </text:list>
        </text:list-item>
      </text:list>
      <text:list xml:id="list43355140" text:continue-list="list43335930" text:style-name="L1">
        <text:list-item>
          <text:p text:style-name="P28">Building on the host language:</text:p>
        </text:list-item>
      </text:list>
      <text:list xml:id="list6696832115349117204" text:style-name="L8">
        <text:list-item>
          <text:list>
            <text:list-item>
              <text:p text:style-name="P29">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3">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2" text:outline-level="2">Special Note</text:h>
      <text:p text:style-name="P3">This project, as well as this User Guide owe a huge debt of gratitude to the Wikipedia<text:note text:id="ftn9" text:note-class="footnote"><text:note-citation>9</text:note-citation><text:note-body><text:p text:style-name="Footnote">See <text:a xlink:type="simple" xlink:href="http://en.wikipedia.org/wiki/Main_Page" text:style-name="Internet_20_link" text:visited-style-name="Strong_20_Emphasis">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3"/>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3907705967073558423" text:style-name="L9">
        <text:list-item>
          <text:p text:style-name="P36">ruby 1.9.3p484 (2013-11-22) [i386-mingw32]</text:p>
        </text:list-item>
        <text:list-item>
          <text:p text:style-name="P36">ruby 2.1.5p273 (2014-11-13 revision 48405) [i386-mingw32]</text:p>
        </text:list-item>
        <text:list-item>
          <text:p text:style-name="P36">Rubinius – to be tested!</text:p>
        </text:list-item>
        <text:list-item>
          <text:p text:style-name="P36">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3">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 An easy-to-use package that delivers code with version management facilities. This gem is hosted on the web site <text:s/>Ruby <text:soft-page-break/>Gems<text:note text:id="ftn10" text:note-class="footnote"><text:note-citation>10</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6">Once fOOrth is installed, there are several options for running the language environment. These are: TBD.</text:p>
      <text:p text:style-name="Standard"/>
      <text:h text:style-name="Heading_20_2" text:outline-level="2">Source Archive</text:h>
      <text:p text:style-name="P3">The source code archive for fOOrth may be found at: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3">The “&gt;” is a command prompt, the code entered was “4 5 + .” and the output was “9”. Drilling down a little deeper, fOOrth uses postfix notation, sometimes referred to as reverse polish notation<text:note text:id="ftn11" text:note-class="footnote"><text:note-citation>11</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2" text:note-class="footnote"><text:note-citation>12</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3">Now infix algebra requires all sorts of complex operator precedence rules as well as parenthesis to override those precedence rules. Postfix notation needs no such complexity. Postfix notation is well supported by a simple stack<text:note text:id="ftn13" text:note-class="footnote"><text:note-citation>13</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7">Tokens</text:p>
          </table:table-cell>
          <table:table-cell table:style-name="Table1.A1" office:value-type="string">
            <text:p text:style-name="P8">4</text:p>
          </table:table-cell>
          <table:table-cell table:style-name="Table1.A1" office:value-type="string">
            <text:p text:style-name="P8">5</text:p>
          </table:table-cell>
          <table:table-cell table:style-name="Table1.A1" office:value-type="string">
            <text:p text:style-name="P8">+</text:p>
          </table:table-cell>
          <table:table-cell table:style-name="Table1.E1" office:value-type="string">
            <text:p text:style-name="P8">.</text:p>
          </table:table-cell>
        </table:table-row>
        <table:table-row>
          <table:table-cell table:style-name="Table1.A2" office:value-type="string">
            <text:p text:style-name="P7">Output</text:p>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E2" office:value-type="string">
            <text:p text:style-name="P7">'9'</text:p>
          </table:table-cell>
        </table:table-row>
        <table:table-row>
          <table:table-cell table:style-name="Table1.A3" table:number-rows-spanned="2" office:value-type="string">
            <text:p text:style-name="P7">Data Stack</text:p>
          </table:table-cell>
          <table:table-cell table:style-name="Table1.A2" office:value-type="string">
            <text:p text:style-name="P7">4</text:p>
          </table:table-cell>
          <table:table-cell table:style-name="Table1.A2" office:value-type="string">
            <text:p text:style-name="P7">5</text:p>
          </table:table-cell>
          <table:table-cell table:style-name="Table1.A2" office:value-type="string">
            <text:p text:style-name="P7">9</text:p>
          </table:table-cell>
          <table:table-cell table:style-name="Table1.E2" office:value-type="string">
            <text:p text:style-name="P7"/>
          </table:table-cell>
        </table:table-row>
        <table:table-row>
          <table:covered-table-cell/>
          <table:table-cell table:style-name="Table1.A2" office:value-type="string">
            <text:p text:style-name="P7"/>
          </table:table-cell>
          <table:table-cell table:style-name="Table1.A2" office:value-type="string">
            <text:p text:style-name="P7">4</text:p>
          </table:table-cell>
          <table:table-cell table:style-name="Table1.A2" office:value-type="string">
            <text:p text:style-name="P7"/>
          </table:table-cell>
          <table:table-cell table:style-name="Table1.E2" office:value-type="string">
            <text:p text:style-name="P7"/>
          </table:table-cell>
        </table:table-row>
      </table:table>
      <text:p text:style-name="Text_20_body"/>
      <text:p text:style-name="P3">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7">Infix</text:p>
          </table:table-cell>
          <table:table-cell table:style-name="Table2.A1" office:value-type="string">
            <text:p text:style-name="P7">Postfix</text:p>
          </table:table-cell>
          <table:table-cell table:style-name="Table2.C1" office:value-type="string">
            <text:p text:style-name="P7">Result</text:p>
          </table:table-cell>
        </table:table-row>
        <table:table-row>
          <table:table-cell table:style-name="Table2.A2" office:value-type="string">
            <text:p text:style-name="P7">2+3*4</text:p>
          </table:table-cell>
          <table:table-cell table:style-name="Table2.A2" office:value-type="string">
            <text:p text:style-name="P7">2 3 4 * +</text:p>
          </table:table-cell>
          <table:table-cell table:style-name="Table2.C2" office:value-type="string">
            <text:p text:style-name="P7">14</text:p>
          </table:table-cell>
        </table:table-row>
        <table:table-row>
          <table:table-cell table:style-name="Table2.A2" office:value-type="string">
            <text:p text:style-name="P7">(2+3)*4</text:p>
          </table:table-cell>
          <table:table-cell table:style-name="Table2.A2" office:value-type="string">
            <text:p text:style-name="P7">2 3 + 4 *</text:p>
          </table:table-cell>
          <table:table-cell table:style-name="Table2.C2" office:value-type="string">
            <text:p text:style-name="P7">20</text:p>
          </table:table-cell>
        </table:table-row>
      </table:table>
      <text:p text:style-name="Text_20_body"/>
      <text:p text:style-name="P3">Note how the postfix version is simply read from left to right without having to jump about the expression and apply complex rules. So far, at this level, fOOrth appears to be identical to FORTH. However this is not the case. To understand how this is so, consider the original <text:soft-page-break/>addition of 4 and 5 at a deeper (but still abstract) level, contrasting the actions of fOOrth with a hypothetical FORTH implementation.</text:p>
      <text:p text:style-name="P3"/>
      <table:table table:name="Table3" table:style-name="Table3">
        <table:table-column table:style-name="Table3.A" table:number-columns-repeated="3"/>
        <table:table-row>
          <table:table-cell table:style-name="Table3.A1" table:number-rows-spanned="2" office:value-type="string">
            <text:p text:style-name="P7">Language</text:p>
            <text:p text:style-name="P7">Tokens</text:p>
          </table:table-cell>
          <table:table-cell table:style-name="Table3.B1" table:number-columns-spanned="2" office:value-type="string">
            <text:p text:style-name="P7">Abstract Pseudo-Code Generated</text:p>
          </table:table-cell>
          <table:covered-table-cell/>
        </table:table-row>
        <table:table-row>
          <table:covered-table-cell/>
          <table:table-cell table:style-name="Table3.B2" office:value-type="string">
            <text:p text:style-name="P7">FORTH</text:p>
          </table:table-cell>
          <table:table-cell table:style-name="Table3.C2" office:value-type="string">
            <text:p text:style-name="P7">fOOrth</text:p>
          </table:table-cell>
        </table:table-row>
        <table:table-row>
          <table:table-cell table:style-name="Table3.B2" office:value-type="string">
            <text:p text:style-name="P8">4</text:p>
          </table:table-cell>
          <table:table-cell table:style-name="Table3.B2" office:value-type="string">
            <text:p text:style-name="P7">Push_integer 4</text:p>
          </table:table-cell>
          <table:table-cell table:style-name="Table3.C2" office:value-type="string">
            <text:p text:style-name="P7">Push_integer 4</text:p>
          </table:table-cell>
        </table:table-row>
        <table:table-row>
          <table:table-cell table:style-name="Table3.B2" office:value-type="string">
            <text:p text:style-name="P8">5</text:p>
          </table:table-cell>
          <table:table-cell table:style-name="Table3.B2" office:value-type="string">
            <text:p text:style-name="P7">Push_integer 5</text:p>
          </table:table-cell>
          <table:table-cell table:style-name="Table3.C2" office:value-type="string">
            <text:p text:style-name="P7">Push_integer 5</text:p>
          </table:table-cell>
        </table:table-row>
        <table:table-row>
          <table:table-cell table:style-name="Table3.A5" office:value-type="string">
            <text:p text:style-name="P8">+</text:p>
          </table:table-cell>
          <table:table-cell table:style-name="Table3.B2" office:value-type="string">
            <text:p text:style-name="P7">T<text:span text:style-name="T6">1</text:span> = Pop_integer</text:p>
            <text:p text:style-name="P7">T<text:span text:style-name="T6">2</text:span> = Pop_integer</text:p>
            <text:p text:style-name="P7">T<text:span text:style-name="T6">3 </text:span>= Add_integers T<text:span text:style-name="T6">2 </text:span>,T<text:span text:style-name="T6">1</text:span></text:p>
            <text:p text:style-name="P7">Push_integer T<text:span text:style-name="T6">3</text:span></text:p>
          </table:table-cell>
          <table:table-cell table:style-name="Table3.C2" office:value-type="string">
            <text:p text:style-name="P7">T<text:span text:style-name="T6">1</text:span> = Pop_object</text:p>
            <text:p text:style-name="P7">T<text:span text:style-name="T6">2</text:span> = Pop_object</text:p>
            <text:p text:style-name="P7">T<text:span text:style-name="T6">3</text:span> = T<text:span text:style-name="T6">2</text:span>.Add(T<text:span text:style-name="T6">1</text:span>)</text:p>
            <text:p text:style-name="P7">Push_object T<text:span text:style-name="T6">3</text:span></text:p>
          </table:table-cell>
        </table:table-row>
        <table:table-row>
          <table:table-cell table:style-name="Table3.A5" office:value-type="string">
            <text:p text:style-name="P8">.</text:p>
          </table:table-cell>
          <table:table-cell table:style-name="Table3.B2" office:value-type="string">
            <text:p text:style-name="P7">T<text:span text:style-name="T6">1</text:span> = Pop_integer</text:p>
            <text:p text:style-name="P7">Print_integer T<text:span text:style-name="T6">1</text:span></text:p>
          </table:table-cell>
          <table:table-cell table:style-name="Table3.C2" office:value-type="string">
            <text:p text:style-name="P7">T<text:span text:style-name="T6">1</text:span> = Pop_object</text:p>
            <text:p text:style-name="P7">T<text:span text:style-name="T6">1</text:span>.Print_object</text:p>
          </table:table-cell>
        </table:table-row>
      </table:table>
      <text:p text:style-name="P3"/>
      <text:p text:style-name="P3">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3">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3">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3">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5+.? as in what's this?</text:p>
      <text:p text:style-name="Code"/>
      <text:p text:style-name="Text_20_body">In fOOrth, there are three exceptions to this rule: Comments, String literals and Numeric literals.</text:p>
      <text:h text:style-name="Heading_20_2" text:outline-level="2">Comments</text:h>
      <text:p text:style-name="P3">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3">Note that unlike FORTH, there is no need to place a space after the leading “(“ character. </text:p>
      <text:p text:style-name="P3">The other form of comment is lifted from C++ and is started a “//” and ends at the end of the line.</text:p>
      <text:p text:style-name="Code">4 5 + .<text:tab/><text:tab/>// Prints out 9!</text:p>
      <text:p text:style-name="Code"/>
      <text:h text:style-name="Heading_20_2" text:outline-level="2">String Literals</text:h>
      <text:p text:style-name="P3">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3">Further discussion of string literals is found in section “String” below.</text:p>
      <text:h text:style-name="Heading_20_2" text:outline-level="2">Numeric Literals</text:h>
      <text:p text:style-name="P3">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3">Further information on these literals is found in the sections “Complex”, “Float”, “Integer”, and “Rational”.</text:p>
      <text:h text:style-name="Heading_20_1" text:outline-level="1">The Class Tree</text:h>
      <text:p text:style-name="P3">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3"/>
      <text:p text:style-name="P14">Object</text:p>
      <text:p text:style-name="P14"><text:tab/>Array</text:p>
      <text:p text:style-name="P14"><text:tab/>Class</text:p>
      <text:p text:style-name="P14"><text:tab/>FalseClass</text:p>
      <text:p text:style-name="P14"><text:tab/>Hash</text:p>
      <text:p text:style-name="P14"><text:tab/>MaxNumeric</text:p>
      <text:p text:style-name="P14"><text:tab/>MinNumeric</text:p>
      <text:p text:style-name="P14"><text:tab/>NilClass</text:p>
      <text:p text:style-name="P14"><text:tab/>Numeric</text:p>
      <text:p text:style-name="P14"><text:tab/><text:tab/>Complex</text:p>
      <text:p text:style-name="P14"><text:tab/><text:tab/>Float</text:p>
      <text:p text:style-name="P14"><text:tab/><text:tab/>Integer</text:p>
      <text:p text:style-name="P14"><text:tab/><text:tab/><text:tab/>Bignum</text:p>
      <text:p text:style-name="P14"><text:tab/><text:tab/><text:tab/>Fixnum</text:p>
      <text:p text:style-name="P14"><text:tab/><text:tab/>Rational</text:p>
      <text:p text:style-name="P14"><text:tab/>Procedure</text:p>
      <text:p text:style-name="P14"><text:tab/>String</text:p>
      <text:p text:style-name="P14"><text:tab/>Thread</text:p>
      <text:p text:style-name="P14"><text:tab/>TrueClass</text:p>
      <text:p text:style-name="P14"><text:tab/>VirtualMachine</text:p>
      <text:p text:style-name="Code"/>
      <text:h text:style-name="Heading_20_2" text:outline-level="2">A Brief Overview</text:h>
      <text:p text:style-name="P3">A detailed study of object oriented programming principles is far beyond the scope of this User's Guide. What follows is a very brief overview of these concepts as they apply to fOOrth.</text:p>
      <text:h text:style-name="Heading_20_3" text:outline-level="3">Classes</text:h>
      <text:p text:style-name="P3">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text:p>
      <text:h text:style-name="Heading_20_3" text:outline-level="3">Inheritance</text:h>
      <text:p text:style-name="P3">Classes (other than Object) inherit behaviors from their ancestor or parent classes. Thus the capabilities of objects is able to “layer” over the capabilities of their parent classes.</text:p>
      <text:h text:style-name="Heading_20_3" text:outline-level="3"><text:soft-page-break/>Methods</text:h>
      <text:p text:style-name="P3">All code in fOOrth is contained in methods. A method is a fragment of code that an object uses to respond to a message that has been sent to that object. In fOOrth there are three sorts of methods:</text:p>
      <text:list xml:id="list108394748542655319" text:style-name="L10">
        <text:list-item>
          <text:p text:style-name="P30">Shared: Methods that are common to all instances of the class that contains them.</text:p>
        </text:list-item>
        <text:list-item>
          <text:p text:style-name="P30">Exclusive: Methods that are defined for one and only one object (and all of its clones that are created <text:span text:style-name="T2">after</text:span> the exclusive method is defined.).</text:p>
        </text:list-item>
        <text:list-item>
          <text:p text:style-name="P30">Local: Methods that are created in a context and are accessible only in that context. When the context concludes, these methods are no longer accessible.</text:p>
        </text:list-item>
      </text:list>
      <text:h text:style-name="Heading_20_3" text:outline-level="3">Late Binding and Polymorphism</text:h>
      <text:p text:style-name="P3">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h text:style-name="Heading_20_2" text:outline-level="2">Message Routing</text:h>
      <text:p text:style-name="P3">In general, the fOOrth compiler needs to be able to determine where the receiver of a message is to be found. In general, the following destinations are available for messages:</text:p>
      <text:list xml:id="list1026421191856712811" text:style-name="L11">
        <text:list-item>
          <text:p text:style-name="P31">The top element of the stack. This form of message is identified by the leading “.” in the message name.</text:p>
        </text:list-item>
        <text:list-item>
          <text:p text:style-name="P31">The second element of the stack. This form of message, most often associated with dyadic operators like “+”, “-”, “*”, and “/” are special cases and need to be declared as dyadic. See section TBD for more details.</text:p>
        </text:list-item>
        <text:list-item>
          <text:p text:style-name="P31">The current object. These methods are sent to the object that is currently processing the message. Methods beginning with “~” or “@” are implicitly routed in this manner. Methods from group one (above) may also be routed this way by using “self .method”</text:p>
        </text:list-item>
        <text:list-item>
          <text:p text:style-name="P31">The current thread. Methods beginning with “#” are used to access thread data.</text:p>
        </text:list-item>
        <text:list-item>
          <text:p text:style-name="P31">The global space. Methods beginning with “$” are used to access global data.</text:p>
        </text:list-item>
        <text:list-item>
          <text:p text:style-name="P31">The virtual machine (vm). The vm is a sort of receiver of last resort. Methods to the vm may take any form.</text:p>
        </text:list-item>
      </text:list>
      <text:p text:style-name="P3">As can be seen, message routing is an involved and fairly complex process. It will be examined in much greater depth as each sort of method, its creation and usage, is discussed.</text:p>
      <text:h text:style-name="Heading_20_3" text:outline-level="3"/>
      <text:h text:style-name="Heading_20_1" text:outline-level="1"><text:alphabetical-index-mark-start text:id="IMark142158460"/>VirtualMachine<text:alphabetical-index-mark-end text:id="IMark142158460"/></text:h>
      <text:p text:style-name="Text_20_body">Inheritance: VirtualMachine <text:span text:style-name="T8">←</text:span> Object</text:p>
      <text:p text:style-name="Text_20_body"/>
      <text:p text:style-name="Code">VirtualMachine Shared Methods =</text:p>
      <text:p text:style-name="Code">! <text:s text:c="8"/>.cr <text:s text:c="6"/>[ <text:s text:c="8"/>dpr <text:s text:c="6"/>load" <text:s text:c="4"/>pause <text:s text:c="4"/>thread:</text:p>
      <text:p text:style-name="Code">!: <text:s text:c="7"/>.each{ <text:s text:c="3"/>accept <text:s text:c="3"/>drop <text:s text:c="5"/>max_float pi <text:s text:c="7"/>true</text:p>
      <text:p text:style-name="Code">)" <text:s text:c="7"/>.map{ <text:s text:c="4"/>accept" <text:s text:c="2"/>dup <text:s text:c="6"/>max_num <text:s text:c="2"/>pick <text:s text:c="5"/>tuck</text:p>
      <text:p text:style-name="Code">)debug <text:s text:c="3"/>.new{ <text:s text:c="4"/>begin <text:s text:c="4"/>e <text:s text:c="8"/>min_float rational <text:s/>vm</text:p>
      <text:p text:style-name="Code">)entries <text:s/>.select{ <text:s/>class: <text:s text:c="3"/>epsilon <text:s text:c="2"/>min_num <text:s text:c="2"/>rot <text:s text:c="6"/>{</text:p>
      <text:p text:style-name="Code">)quit <text:s text:c="4"/>.vm_name <text:s/>clone <text:s text:c="4"/>false <text:s text:c="4"/>nan <text:s text:c="6"/>self <text:s text:c="5"/>{{</text:p>
      <text:p text:style-name="Code">)version <text:s/>: <text:s text:c="8"/>complex <text:s text:c="2"/>global: <text:s text:c="2"/>nil <text:s text:c="6"/>space</text:p>
      <text:p text:style-name="Code">-infinity ?dup <text:s text:c="5"/>copy <text:s text:c="5"/>if <text:s text:c="7"/>nip <text:s text:c="6"/>spaces</text:p>
      <text:p text:style-name="Code">." <text:s text:c="7"/>@ <text:s text:c="8"/>do <text:s text:c="7"/>infinity <text:s/>over <text:s text:c="5"/>swap</text:p>
      <text:p text:style-name="Code"/>
      <text:p text:style-name="Code"/>
      <text:p text:style-name="Text_20_body"/>
      <text:p text:style-name="Text_20_body"/>
      <text:p text:style-name="Text_20_body"/>
      <text:h text:style-name="Heading_20_1" text:outline-level="1"><text:alphabetical-index-mark-start text:id="IMark142158460"/>Object<text:alphabetical-index-mark-end text:id="IMark142158460"/></text:h>
      <text:p text:style-name="Text_20_body">Inheritance: Object</text:p>
      <text:p text:style-name="Code"/>
      <text:p text:style-name="Code">&gt;Object )methods</text:p>
      <text:p text:style-name="Code">Object Shared Methods =</text:p>
      <text:p text:style-name="Code">&amp;&amp; <text:s text:c="8"/>.class <text:s text:c="4"/>.is_class? .to_i <text:s text:c="5"/>.to_x <text:s text:c="5"/>distinct? <text:s/>nil&lt;&gt;</text:p>
      <text:p text:style-name="Code">)methods <text:s text:c="2"/>.clone <text:s text:c="4"/>.name <text:s text:c="5"/>.to_n <text:s text:c="5"/>&lt;&gt; <text:s text:c="8"/>identical? nil=</text:p>
      <text:p text:style-name="Code">. <text:s text:c="9"/>.copy <text:s text:c="5"/>.strlen <text:s text:c="3"/>.to_r <text:s text:c="5"/>= <text:s text:c="9"/>max <text:s text:c="7"/>not</text:p>
      <text:p text:style-name="Code">.:: <text:s text:c="7"/>.init <text:s text:c="5"/>.to_f <text:s text:c="5"/>.to_s <text:s text:c="5"/>^^ <text:s text:c="8"/>min <text:s text:c="7"/>||</text:p>
      <text:p text:style-name="Code"/>
      <text:p text:style-name="Code"/>
      <text:p text:style-name="Text_20_body"/>
      <text:p text:style-name="Text_20_body"/>
      <text:p text:style-name="Text_20_body"/>
      <text:h text:style-name="Heading_20_1" text:outline-level="1"><text:alphabetical-index-mark-start text:id="IMark142158460"/>Array<text:alphabetical-index-mark-end text:id="IMark142158460"/></text:h>
      <text:p text:style-name="Text_20_body">Inheritance: Array <text:span text:style-name="T8">←</text:span> Object</text:p>
      <text:p text:style-name="Text_20_body"/>
      <text:p text:style-name="Code">Array Class Methods =</text:p>
      <text:p text:style-name="Code">.new_size <text:s text:c="2"/>.new_value <text:s/>.new_values</text:p>
      <text:p text:style-name="Code"/>
      <text:p text:style-name="Code">Array Shared Methods =</text:p>
      <text:p text:style-name="Code">+ <text:s text:c="7"/>.+midlr <text:s/>.-mid <text:s text:c="3"/>.[]! <text:s text:c="4"/>.length <text:s/>.midlr <text:s text:c="2"/>.reverse .sort</text:p>
      <text:p text:style-name="Code">.+left <text:s text:c="2"/>.+right <text:s/>.-midlr <text:s/>.[]@ <text:s text:c="4"/>.max <text:s text:c="4"/>.min <text:s text:c="4"/>.right <text:s text:c="2"/>.strmax</text:p>
      <text:p text:style-name="Code">.+mid <text:s text:c="3"/>.-left <text:s text:c="2"/>.-right <text:s/>.left <text:s text:c="3"/>.mid <text:s text:c="4"/>.pp <text:s text:c="5"/>.shuffle &lt;&lt;</text:p>
      <text:p text:style-name="Code"/>
      <text:p text:style-name="Code"/>
      <text:h text:style-name="Heading_20_2" text:outline-level="2">Array Literals</text:h>
      <text:p text:style-name="Text_20_body"/>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142158460"/>Class<text:alphabetical-index-mark-end text:id="IMark142158460"/></text:h>
      <text:p text:style-name="Text_20_body">Inheritance: Class <text:span text:style-name="T8">←</text:span> Object</text:p>
      <text:p text:style-name="Text_20_body"/>
      <text:p text:style-name="Code">Class Shared Methods =</text:p>
      <text:p text:style-name="Code">)methods <text:s text:c="5"/>.is_class? <text:s text:c="3"/>.parent_class .to_s</text:p>
      <text:p text:style-name="Code">.: <text:s text:c="11"/>.new <text:s text:c="9"/>.subclass:</text:p>
      <text:p text:style-name="Code"/>
      <text:p text:style-name="Code"/>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142158460"/>FalseClass<text:alphabetical-index-mark-end text:id="IMark142158460"/></text:h>
      <text:p text:style-name="Text_20_body">Inheritance: FalseClass <text:span text:style-name="T8">←</text:span> Object</text:p>
      <text:p text:style-name="Code">FalseClass Shared Methods =</text:p>
      <text:p text:style-name="Code">&amp;&amp; <text:s/>^^ <text:s/>not ||</text:p>
      <text:p text:style-name="Text_20_body"/>
      <text:p text:style-name="P3">FalseClass is the class behind the value false.</text:p>
      <text:p text:style-name="P3"/>
      <text:h text:style-name="Heading_20_2" text:outline-level="2">See Also</text:h>
      <text:p text:style-name="Text_20_body">In Object see:</text:p>
      <text:p text:style-name="Code">&amp;&amp; <text:s text:c="5"/>^^ <text:s text:c="5"/>not <text:s text:c="3"/>||</text:p>
      <text:p text:style-name="Code"/>
      <text:p text:style-name="Text_20_body">In VirtualMachine see: </text:p>
      <text:p text:style-name="Code">?dup <text:s text:c="3"/>false <text:s text:c="2"/>if <text:s text:c="4"/>true <text:s text:c="3"/>nil</text:p>
      <text:p text:style-name="P3"/>
      <text:h text:style-name="Heading_20_1" text:outline-level="1"><text:alphabetical-index-mark-start text:id="IMark142158460"/>Hash<text:alphabetical-index-mark-end text:id="IMark142158460"/></text:h>
      <text:p text:style-name="Code"/>
      <text:p text:style-name="Code">Hash Shared Methods =</text:p>
      <text:p text:style-name="Code"><text:s text:c="5"/>.[]! <text:s text:c="4"/>.[]@ <text:s text:c="3"/>.keys <text:s text:c="5"/>.pp .strmax2 <text:s/>.values</text:p>
      <text:p text:style-name="Code"/>
      <text:p text:style-name="Code"/>
      <text:h text:style-name="Heading_20_2" text:outline-level="2">Hash Literals</text:h>
      <text:p text:style-name="Text_20_body"/>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142158460"/><text:alphabetical-index-mark-start text:id="IMark142157452"/>MaxNumeric<text:alphabetical-index-mark-end text:id="IMark142157452"/><text:alphabetical-index-mark-end text:id="IMark142158460"/></text:h>
      <text:p text:style-name="Text_20_body"/>
      <text:p text:style-name="Code">MaxNumeric Class Methods =</text:p>
      <text:p text:style-name="Code">.1/x .abs 0&lt; <text:s text:c="2"/>0&lt;= <text:s/>0&lt;=&gt; 0&lt;&gt; <text:s/>0= <text:s text:c="2"/>0&gt; <text:s text:c="2"/>0&gt;= <text:s/>&lt; <text:s text:c="3"/>&lt;= <text:s text:c="2"/>&lt;=&gt; <text:s/>&gt; <text:s text:c="3"/>&gt;= <text:s text:c="2"/>neg</text:p>
      <text:p text:style-name="Text_20_body"/>
      <text:h text:style-name="Heading_20_1" text:outline-level="1"><text:alphabetical-index-mark-start text:id="IMark142158460"/><text:alphabetical-index-mark-start text:id="IMark142157452"/>MinNumeric<text:alphabetical-index-mark-end text:id="IMark142157452"/><text:alphabetical-index-mark-end text:id="IMark142158460"/></text:h>
      <text:p text:style-name="Text_20_body"><text:alphabetical-index-mark-end text:id="IMark142158460"/><text:alphabetical-index-mark-end text:id="IMark142157452"/><text:alphabetical-index-mark-start text:id="IMark142157452"/><text:alphabetical-index-mark-start text:id="IMark142158460"/></text:p>
      <text:p text:style-name="Code">MinNumeric Class Methods =</text:p>
      <text:p text:style-name="Code">.1/x .abs 0&lt; <text:s text:c="2"/>0&lt;= <text:s/>0&lt;=&gt; 0&lt;&gt; <text:s/>0= <text:s text:c="2"/>0&gt; <text:s text:c="2"/>0&gt;= <text:s/>&lt; <text:s text:c="3"/>&lt;= <text:s text:c="2"/>&lt;=&gt; <text:s/>&gt; <text:s text:c="3"/>&gt;= <text:s text:c="2"/>neg</text:p>
      <text:p text:style-name="Text_20_body"/>
      <text:h text:style-name="Heading_20_1" text:outline-level="1"><text:alphabetical-index-mark-start text:id="IMark142158460"/><text:alphabetical-index-mark-start text:id="IMark142157452"/><text:alphabetical-index-mark-start text:id="IMark142158652"/>NilClass<text:alphabetical-index-mark-end text:id="IMark142158652"/><text:alphabetical-index-mark-end text:id="IMark142157452"/><text:alphabetical-index-mark-end text:id="IMark142158460"/></text:h>
      <text:p text:style-name="Text_20_body"><text:alphabetical-index-mark-end text:id="IMark142158460"/><text:alphabetical-index-mark-end text:id="IMark142157452"/><text:alphabetical-index-mark-end text:id="IMark142158652"/><text:alphabetical-index-mark-start text:id="IMark142158652"/><text:alphabetical-index-mark-start text:id="IMark142157452"/><text:alphabetical-index-mark-start text:id="IMark142158460"/></text:p>
      <text:p text:style-name="Code">NilClass Shared Methods =</text:p>
      <text:p text:style-name="Code">&amp;&amp; <text:s text:c="3"/>^^ <text:s text:c="3"/>nil&lt;&gt; nil= <text:s/>not <text:s text:c="2"/>||</text:p>
      <text:p text:style-name="Code"/>
      <text:p text:style-name="Text_20_body"/>
      <text:p text:style-name="Text_20_body"/>
      <text:h text:style-name="Heading_20_1" text:outline-level="1"><text:alphabetical-index-mark-start text:id="IMark142158460"/>Numeric<text:alphabetical-index-mark-end text:id="IMark142158460"/></text:h>
      <text:p text:style-name="Text_20_body">Inheritance: Numeric, MaxNumeric, and MinNumeric <text:span text:style-name="T8">←</text:span> Object</text:p>
      <text:p text:style-name="Text_20_body"/>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Code"/>
      <text:p text:style-name="Text_20_body"/>
      <text:h text:style-name="Heading_20_2" text:outline-level="2"/>
      <text:p text:style-name="Text_20_body"/>
      <text:h text:style-name="Heading_20_1" text:outline-level="1"><text:alphabetical-index-mark-start text:id="IMark142158460"/>Complex<text:alphabetical-index-mark-end text:id="IMark142158460"/></text:h>
      <text:p text:style-name="Text_20_body">Inheritance: Complex <text:span text:style-name="T8">←</text:span> Numeric <text:span text:style-name="T8">←</text:span> Object</text:p>
      <text:p text:style-name="Code"/>
      <text:p text:style-name="Code">Complex Shared Methods =</text:p>
      <text:p text:style-name="Code">.cbrt <text:s/>.e** <text:s text:c="2"/>.split .sqrt</text:p>
      <text:p text:style-name="Code"/>
      <text:p text:style-name="P3">A complex number<text:note text:id="ftn14" text:note-class="footnote"><text:note-citation>14</text:note-citation><text:note-body><text:p text:style-name="Footnote">See <text:a xlink:type="simple" xlink:href="http://en.wikipedia.org/wiki/Complex_number" text:style-name="Internet_20_link" text:visited-style-name="Strong_20_Emphasis">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8">Literal<text:note text:id="ftn15" text:note-class="footnote"><text:note-citation>15</text:note-citation><text:note-body><text:p text:style-name="Footnote">No spaces are permitted within the literal.</text:p></text:note-body></text:note></text:p>
          </table:table-cell>
          <table:table-cell table:style-name="Table5.B1" office:value-type="string">
            <text:p text:style-name="P8">Value<text:note text:id="ftn16" text:note-class="footnote"><text:note-citation>16</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13">7i</text:p>
          </table:table-cell>
          <table:table-cell table:style-name="Table5.B2" office:value-type="string">
            <text:p text:style-name="P7">0+7i</text:p>
          </table:table-cell>
        </table:table-row>
        <table:table-row>
          <table:table-cell table:style-name="Table5.A2" office:value-type="string">
            <text:p text:style-name="P13">-7i</text:p>
          </table:table-cell>
          <table:table-cell table:style-name="Table5.B2" office:value-type="string">
            <text:p text:style-name="P7">0-7i</text:p>
          </table:table-cell>
        </table:table-row>
        <table:table-row>
          <table:table-cell table:style-name="Table5.A2" office:value-type="string">
            <text:p text:style-name="P13">3.7i</text:p>
          </table:table-cell>
          <table:table-cell table:style-name="Table5.B2" office:value-type="string">
            <text:p text:style-name="P7">0+3.7i</text:p>
          </table:table-cell>
        </table:table-row>
        <table:table-row>
          <table:table-cell table:style-name="Table5.A2" office:value-type="string">
            <text:p text:style-name="P13">1/2i</text:p>
          </table:table-cell>
          <table:table-cell table:style-name="Table5.B2" office:value-type="string">
            <text:p text:style-name="P7">0+1/2i</text:p>
          </table:table-cell>
        </table:table-row>
        <table:table-row>
          <table:table-cell table:style-name="Table5.A2" office:value-type="string">
            <text:p text:style-name="P13">-3-7i</text:p>
          </table:table-cell>
          <table:table-cell table:style-name="Table5.B2" office:value-type="string">
            <text:p text:style-name="P7">-3-7i</text:p>
          </table:table-cell>
        </table:table-row>
        <table:table-row>
          <table:table-cell table:style-name="Table5.A2" office:value-type="string">
            <text:p text:style-name="P13">3+7i</text:p>
          </table:table-cell>
          <table:table-cell table:style-name="Table5.B2" office:value-type="string">
            <text:p text:style-name="P7">3+7i</text:p>
          </table:table-cell>
        </table:table-row>
      </table:table>
      <text:p text:style-name="Text_20_body"/>
      <text:h text:style-name="Heading_20_2" text:outline-level="2">Instance Methods</text:h>
      <text:h text:style-name="Heading_20_3" text:outline-level="3"><text:alphabetical-index-mark text:string-value=".split"/><text:alphabetical-index-mark text:string-value=".split"/>[a_complex] .split [real_part imaginary_part]</text:h>
      <text:p text:style-name="Text_20_body"><text:span text:style-name="T1">Description:</text:span> This method splits a complex number into its two component parts.</text:p>
      <text:p text:style-name="Text_20_body"><text:span text:style-name="T1">Routing:</text:span> To the element at the top of the data stack.</text:p>
      <text:h text:style-name="Heading_20_2" text:outline-level="2"><text:soft-page-break/>See Also</text:h>
      <text:p text:style-name="Text_20_body">In VirtualMachine see:</text:p>
      <text:p text:style-name="Code">complex</text:p>
      <text:p text:style-name="Code"/>
      <text:p text:style-name="Text_20_body">In Object see:</text:p>
      <text:p text:style-name="Code">.to_x</text:p>
      <text:p text:style-name="Code"/>
      <text:p text:style-name="Text_20_body">In Numeric see:</text:p>
      <text:p text:style-name="Code">* <text:s text:c="10"/>** <text:s text:c="6"/>+ <text:s text:c="11"/>- <text:s text:c="7"/>.1/x <text:s text:c="4"/>.10** <text:s text:c="4"/>.2** <text:s text:c="3"/>.angle <text:s/></text:p>
      <text:p text:style-name="Code">.conjugate <text:s/>.cube <text:s text:c="3"/>.magnitude <text:s text:c="2"/>.polar <text:s text:c="2"/>.real <text:s text:c="3"/>.sqr <text:s text:c="5"/>/ <text:s text:c="7"/>0&lt;&gt;</text:p>
      <text:p text:style-name="Code">0= <text:s text:c="9"/>1+ <text:s text:c="6"/>1- <text:s text:c="10"/>2* <text:s text:c="6"/>2+ <text:s text:c="6"/>2- <text:s text:c="7"/>2/</text:p>
      <text:p text:style-name="Code"><text:s/></text:p>
      <text:h text:style-name="Heading_20_1" text:outline-level="1"><text:alphabetical-index-mark-start text:id="IMark142610768"/>Float<text:alphabetical-index-mark-end text:id="IMark142610768"/></text:h>
      <text:p text:style-name="Text_20_body">Inheritance: Float <text:span text:style-name="T8">←</text:span> Numeric <text:span text:style-name="T8">←</text:span> Object</text:p>
      <text:p text:style-name="Text_20_body"/>
      <text:p text:style-name="P3">Float<text:note text:id="ftn17" text:note-class="footnote"><text:note-citation>17</text:note-citation><text:note-body><text:p text:style-name="Footnote">See <text:a xlink:type="simple" xlink:href="http://en.wikipedia.org/wiki/Floating_point" text:style-name="Internet_20_link" text:visited-style-name="Strong_20_Emphasis">http://en.wikipedia.org/wiki/Floating_point</text:a></text:p></text:note-body></text:note> or floating point data are an approximation of the mathematical set of Real numbers. In fOOrth, this approximation is based on the IEEE-754<text:note text:id="ftn18" text:note-class="footnote"><text:note-citation>18</text:note-citation><text:note-body><text:p text:style-name="Footnote">See <text:a xlink:type="simple" xlink:href="http://en.wikipedia.org/wiki/IEEE_floating_point" text:style-name="Internet_20_link" text:visited-style-name="Strong_20_Emphasis">http://en.wikipedia.org/wiki/IEEE_floating_point</text:a></text:p></text:note-body></text:note> Double Precision data type. The Float class inherits its functionality from the Numeric class.</text:p>
      <text:h text:style-name="Heading_20_2" text:outline-level="2">Float Literals</text:h>
      <text:p text:style-name="P3">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8">Literal<text:note text:id="ftn19" text:note-class="footnote"><text:note-citation>19</text:note-citation><text:note-body><text:p text:style-name="Footnote">No spaces are permitted within the literal.</text:p></text:note-body></text:note></text:p>
          </table:table-cell>
          <table:table-cell table:style-name="Table8.B1" office:value-type="string">
            <text:p text:style-name="P8">Value</text:p>
          </table:table-cell>
        </table:table-row>
        <table:table-row>
          <table:table-cell table:style-name="Table8.A2" office:value-type="string">
            <text:p text:style-name="P13">7.0</text:p>
          </table:table-cell>
          <table:table-cell table:style-name="Table8.B2" office:value-type="string">
            <text:p text:style-name="P7">7.0</text:p>
          </table:table-cell>
        </table:table-row>
        <table:table-row>
          <table:table-cell table:style-name="Table8.A2" office:value-type="string">
            <text:p text:style-name="P13">7.0E3</text:p>
          </table:table-cell>
          <table:table-cell table:style-name="Table8.B2" office:value-type="string">
            <text:p text:style-name="P7">7000.0</text:p>
          </table:table-cell>
        </table:table-row>
        <table:table-row>
          <table:table-cell table:style-name="Table8.A2" office:value-type="string">
            <text:p text:style-name="P13">7.0E-3</text:p>
          </table:table-cell>
          <table:table-cell table:style-name="Table8.B2" office:value-type="string">
            <text:p text:style-name="P7">0.007</text:p>
          </table:table-cell>
        </table:table-row>
        <table:table-row>
          <table:table-cell table:style-name="Table8.A2" office:value-type="string">
            <text:p text:style-name="P13">-7.0</text:p>
          </table:table-cell>
          <table:table-cell table:style-name="Table8.B2" office:value-type="string">
            <text:p text:style-name="P7">-7.0</text:p>
          </table:table-cell>
        </table:table-row>
        <table:table-row>
          <table:table-cell table:style-name="Table8.A2" office:value-type="string">
            <text:p text:style-name="P13">-7.0E3</text:p>
          </table:table-cell>
          <table:table-cell table:style-name="Table8.B2" office:value-type="string">
            <text:p text:style-name="P7">-7000.0</text:p>
          </table:table-cell>
        </table:table-row>
        <table:table-row>
          <table:table-cell table:style-name="Table8.A2" office:value-type="string">
            <text:p text:style-name="P13">-7.0E-3</text:p>
          </table:table-cell>
          <table:table-cell table:style-name="Table8.B2" office:value-type="string">
            <text:p text:style-name="P7">-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142791784"/>Integer<text:alphabetical-index-mark-end text:id="IMark142791784"/></text:h>
      <text:p text:style-name="Text_20_body">Inheritance: Integer <text:span text:style-name="T8">←</text:span> Numeric <text:span text:style-name="T8">←</text:span> Object</text:p>
      <text:p text:style-name="Code"/>
      <text:p text:style-name="Code">Integer Shared Methods =</text:p>
      <text:p text:style-name="Code">.even? .lcm <text:s text:c="2"/>2* <text:s text:c="4"/>&lt;&lt; <text:s text:c="4"/>and <text:s text:c="3"/>or</text:p>
      <text:p text:style-name="Code">.gcd <text:s text:c="2"/>.odd? <text:s/>2/ <text:s text:c="4"/>&gt;&gt; <text:s text:c="4"/>com <text:s text:c="3"/>xor</text:p>
      <text:p text:style-name="Code"/>
      <text:p text:style-name="P3">Integers<text:note text:id="ftn20" text:note-class="footnote"><text:note-citation>20</text:note-citation><text:note-body><text:p text:style-name="Footnote">See <text:a xlink:type="simple" xlink:href="http://en.wikipedia.org/wiki/Integer" text:style-name="Internet_20_link" text:visited-style-name="Strong_20_Emphasis">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21" text:note-class="footnote"><text:note-citation>21</text:note-citation><text:note-body><text:p text:style-name="Footnote">See <text:a xlink:type="simple" xlink:href="http://en.wikipedia.org/wiki/Integer_(computer_science)" text:style-name="Internet_20_link" text:visited-style-name="Strong_20_Emphasis">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8">Literal<text:note text:id="ftn22" text:note-class="footnote"><text:note-citation>22</text:note-citation><text:note-body><text:p text:style-name="Footnote">No spaces are permitted within the literal.</text:p></text:note-body></text:note></text:p>
          </table:table-cell>
          <table:table-cell table:style-name="Table7.B1" office:value-type="string">
            <text:p text:style-name="P8">Value</text:p>
          </table:table-cell>
        </table:table-row>
        <table:table-row>
          <table:table-cell table:style-name="Table7.A2" office:value-type="string">
            <text:p text:style-name="P13">7</text:p>
          </table:table-cell>
          <table:table-cell table:style-name="Table7.B2" office:value-type="string">
            <text:p text:style-name="P7">7</text:p>
          </table:table-cell>
        </table:table-row>
        <table:table-row>
          <table:table-cell table:style-name="Table7.A2" office:value-type="string">
            <text:p text:style-name="P13">-7</text:p>
          </table:table-cell>
          <table:table-cell table:style-name="Table7.B2" office:value-type="string">
            <text:p text:style-name="P7">-7</text:p>
          </table:table-cell>
        </table:table-row>
        <table:table-row>
          <table:table-cell table:style-name="Table7.A2" office:value-type="string">
            <text:p text:style-name="P13">445556678789933</text:p>
          </table:table-cell>
          <table:table-cell table:style-name="Table7.B2" office:value-type="string">
            <text:p text:style-name="P7">445556678789933</text:p>
          </table:table-cell>
        </table:table-row>
        <table:table-row>
          <table:table-cell table:style-name="Table7.A2" office:value-type="string">
            <text:p text:style-name="P13">0xff</text:p>
          </table:table-cell>
          <table:table-cell table:style-name="Table7.B2" office:value-type="string">
            <text:p text:style-name="P7">255</text:p>
          </table:table-cell>
        </table:table-row>
        <table:table-row>
          <table:table-cell table:style-name="Table7.A2" office:value-type="string">
            <text:p text:style-name="P13">0xffffffffff</text:p>
          </table:table-cell>
          <table:table-cell table:style-name="Table7.B2" office:value-type="string">
            <text:p text:style-name="P7">1099511627775</text:p>
          </table:table-cell>
        </table:table-row>
        <table:table-row>
          <table:table-cell table:style-name="Table7.A2" office:value-type="string">
            <text:p text:style-name="P13">0xDeadBeef</text:p>
          </table:table-cell>
          <table:table-cell table:style-name="Table7.B2" office:value-type="string">
            <text:p text:style-name="P7">3735928559</text:p>
          </table:table-cell>
        </table:table-row>
      </table:table>
      <text:h text:style-name="Heading_20_2" text:outline-level="2">See Also</text:h>
      <text:p text:style-name="Text_20_body">In Object see:</text:p>
      <text:p text:style-name="Code">.to_i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142794280"/>Rational<text:alphabetical-index-mark-end text:id="IMark142794280"/></text:h>
      <text:p text:style-name="Text_20_body">Inheritance: Rational <text:span text:style-name="T8">←</text:span> Numeric <text:span text:style-name="T8">←</text:span> Object</text:p>
      <text:p text:style-name="Code"/>
      <text:p text:style-name="Code">Rational Shared Methods =</text:p>
      <text:p text:style-name="Code"><text:s/>.split</text:p>
      <text:p text:style-name="Code"/>
      <text:p text:style-name="P3">Rational numbers<text:note text:id="ftn23" text:note-class="footnote"><text:note-citation>23</text:note-citation><text:note-body><text:p text:style-name="Footnote">See <text:a xlink:type="simple" xlink:href="http://en.wikipedia.org/wiki/Rational_number" text:style-name="Internet_20_link" text:visited-style-name="Strong_20_Emphasis">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3">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8">Literal<text:note text:id="ftn24" text:note-class="footnote"><text:note-citation>24</text:note-citation><text:note-body><text:p text:style-name="Footnote">No spaces are permitted within the literal.</text:p></text:note-body></text:note></text:p>
          </table:table-cell>
          <table:table-cell table:style-name="Table6.B1" office:value-type="string">
            <text:p text:style-name="P8">Value<text:note text:id="ftn25" text:note-class="footnote"><text:note-citation>25</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13">1/2</text:p>
          </table:table-cell>
          <table:table-cell table:style-name="Table6.B2" office:value-type="string">
            <text:p text:style-name="P7">1/2</text:p>
          </table:table-cell>
        </table:table-row>
        <table:table-row>
          <table:table-cell table:style-name="Table6.A2" office:value-type="string">
            <text:p text:style-name="P13">1.2/3</text:p>
          </table:table-cell>
          <table:table-cell table:style-name="Table6.B2" office:value-type="string">
            <text:p text:style-name="P7">2/5</text:p>
          </table:table-cell>
        </table:table-row>
      </table:table>
      <text:p text:style-name="Text_20_body"/>
      <text:h text:style-name="Heading_20_2" text:outline-level="2">Instance Methods</text:h>
      <text:h text:style-name="Heading_20_3" text:outline-level="3"><text:alphabetical-index-mark text:string-value=".split"/><text:alphabetical-index-mark text:string-value=".split"/>[a_rational] <text:alphabetical-index-mark-start text:id="IMark142793368"/>.split<text:alphabetical-index-mark-end text:id="IMark142793368"/> [numerator denominator]</text:h>
      <text:p text:style-name="Text_20_body"><text:span text:style-name="T1">Description:</text:span> This method splits a rational number into its two component parts.</text:p>
      <text:p text:style-name="Text_20_body"><text:span text:style-name="T1">Routing:</text:span> To the element at the top of the data stack.</text:p>
      <text:h text:style-name="Heading_20_2" text:outline-level="2">See Also</text:h>
      <text:p text:style-name="Standard">In VirtualMachine see:</text:p>
      <text:p text:style-name="Code">rational</text:p>
      <text:p text:style-name="Code"/>
      <text:p text:style-name="Text_20_body">In Object see:</text:p>
      <text:p text:style-name="Code">.to_r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142793368"/>Procedure<text:alphabetical-index-mark-end text:id="IMark142793368"/></text:h>
      <text:p text:style-name="Text_20_body">Inheritance: Procedure <text:span text:style-name="T8">←</text:span> Object</text:p>
      <text:p text:style-name="Text_20_body"/>
      <text:p text:style-name="Code">Procedure Shared Methods =</text:p>
      <text:p text:style-name="Code"><text:s/>.call</text:p>
      <text:p text:style-name="Code"/>
      <text:p text:style-name="Text_20_body"/>
      <text:h text:style-name="Heading_20_2" text:outline-level="2">Procedure Literals</text:h>
      <text:p text:style-name="Text_20_body"/>
      <text:h text:style-name="Heading_20_2" text:outline-level="2">See Also</text:h>
      <text:p text:style-name="Text_20_body">In VirtualMachine see:</text:p>
      <text:p text:style-name="Code">{{</text:p>
      <text:p text:style-name="Text_20_body"/>
      <text:h text:style-name="Heading_20_1" text:outline-level="1"><text:alphabetical-index-mark-start text:id="IMark142793368"/>String<text:alphabetical-index-mark-end text:id="IMark142793368"/></text:h>
      <text:p text:style-name="Text_20_body">Inheritance: String <text:span text:style-name="T8">←</text:span> Object</text:p>
      <text:p text:style-name="Text_20_body"/>
      <text:p text:style-name="Code">SString Shared Methods =</text:p>
      <text:p text:style-name="Code"/>
      <text:p text:style-name="Code">* <text:s text:c="8"/>.-left <text:s text:c="3"/>.eval <text:s text:c="4"/>.lines <text:s text:c="3"/>.midlr <text:s text:c="3"/>.rstrip <text:s text:c="2"/>&lt;&lt;</text:p>
      <text:p text:style-name="Code">+ <text:s text:c="8"/>.-mid <text:s text:c="4"/>.fmt <text:s text:c="5"/>.ljust <text:s text:c="3"/>.posn <text:s text:c="4"/>.split <text:s text:c="3"/>&lt;=</text:p>
      <text:p text:style-name="Code">.+left <text:s text:c="3"/>.-midlr <text:s text:c="2"/>.fmt" <text:s text:c="4"/>.load <text:s text:c="4"/>.reverse <text:s/>.strip <text:s text:c="3"/>&lt;=&gt;</text:p>
      <text:p text:style-name="Code">.+mid <text:s text:c="4"/>.-right <text:s text:c="2"/>.left <text:s text:c="4"/>.lstrip <text:s text:c="2"/>.right <text:s text:c="3"/>.to_lower &gt;</text:p>
      <text:p text:style-name="Code">.+midlr <text:s text:c="2"/>.cjust <text:s text:c="3"/>.left? <text:s text:c="3"/>.mid <text:s text:c="5"/>.right? <text:s text:c="2"/>.to_upper &gt;=</text:p>
      <text:p text:style-name="Code">.+right <text:s text:c="2"/>.emit <text:s text:c="4"/>.length <text:s text:c="2"/>.mid? <text:s text:c="4"/>.rjust <text:s text:c="3"/>&lt;</text:p>
      <text:p text:style-name="Code"/>
      <text:p text:style-name="Text_20_body"/>
      <text:h text:style-name="Heading_20_2" text:outline-level="2">String Literals</text:h>
      <text:p text:style-name="Text_20_body"/>
      <text:h text:style-name="Heading_20_2" text:outline-level="2">See Also</text:h>
      <text:p text:style-name="Text_20_body">In VirtualMachine see:</text:p>
      <text:p text:style-name="Code">.each{ <text:s text:c="4"/>load”</text:p>
      <text:p text:style-name="Text_20_body"/>
      <text:p text:style-name="Text_20_body"/>
      <text:p text:style-name="Text_20_body"/>
      <text:p text:style-name="Text_20_body"/>
      <text:h text:style-name="Heading_20_1" text:outline-level="1"><text:alphabetical-index-mark-start text:id="IMark142793368"/>Thread<text:alphabetical-index-mark-end text:id="IMark142793368"/></text:h>
      <text:p text:style-name="Text_20_body">Inheritance: Thread <text:span text:style-name="T8">←</text:span> Object</text:p>
      <text:p text:style-name="Text_20_body"/>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142793368"/><text:alphabetical-index-mark-start text:id="IMark142793416"/><text:alphabetical-index-mark-start text:id="IMark142792648"/>TrueClass<text:alphabetical-index-mark-end text:id="IMark142792648"/><text:alphabetical-index-mark-end text:id="IMark142793416"/><text:alphabetical-index-mark-end text:id="IMark142793368"/></text:h>
      <text:h text:style-name="Heading_20_1" text:outline-level="1">Symbol Glossary</text:h>
      <text:p text:style-name="Code">Symbol Map Entries =</text:p>
      <text:p text:style-name="Code">! <text:s text:c="13"/>.cos <text:s text:c="10"/>.p2c <text:s text:c="10"/>1+ <text:s text:c="12"/>distinct?</text:p>
      <text:p text:style-name="Code">!: <text:s text:c="12"/>.cosh <text:s text:c="9"/>.parent_class <text:s/>1- <text:s text:c="12"/>do</text:p>
      <text:p text:style-name="Code">&amp;&amp; <text:s text:c="12"/>.cr <text:s text:c="11"/>.polar <text:s text:c="8"/>2* <text:s text:c="12"/>dpr</text:p>
      <text:p text:style-name="Code">)" <text:s text:c="12"/>.cube <text:s text:c="9"/>.posn <text:s text:c="9"/>2+ <text:s text:c="12"/>drop</text:p>
      <text:p text:style-name="Code">)debug <text:s text:c="8"/>.current <text:s text:c="6"/>.pp <text:s text:c="11"/>2- <text:s text:c="12"/>dup</text:p>
      <text:p text:style-name="Code">)entries <text:s text:c="6"/>.d2r <text:s text:c="10"/>.r2d <text:s text:c="10"/>2/ <text:s text:c="12"/>e</text:p>
      <text:p text:style-name="Code">)methods <text:s text:c="6"/>.denominator <text:s text:c="2"/>.real <text:s text:c="9"/>: <text:s text:c="13"/>epsilon</text:p>
      <text:p text:style-name="Code">)quit <text:s text:c="9"/>.e** <text:s text:c="10"/>.reverse <text:s text:c="6"/>&lt; <text:s text:c="13"/>false</text:p>
      <text:p text:style-name="Code">)version <text:s text:c="6"/>.each{ <text:s text:c="8"/>.right <text:s text:c="8"/>&lt;&lt; <text:s text:c="12"/>global:</text:p>
      <text:p text:style-name="Code">* <text:s text:c="13"/>.emit <text:s text:c="9"/>.right? <text:s text:c="7"/>&lt;= <text:s text:c="12"/>identical?</text:p>
      <text:p text:style-name="Code">** <text:s text:c="12"/>.eval <text:s text:c="9"/>.rjust <text:s text:c="8"/>&lt;=&gt; <text:s text:c="11"/>if</text:p>
      <text:p text:style-name="Code">+ <text:s text:c="13"/>.even? <text:s text:c="8"/>.round <text:s text:c="8"/>&lt;&gt; <text:s text:c="12"/>infinity</text:p>
      <text:p text:style-name="Code">- <text:s text:c="13"/>.floor <text:s text:c="8"/>.rstrip <text:s text:c="7"/>= <text:s text:c="13"/>load"</text:p>
      <text:p text:style-name="Code">-infinity <text:s text:c="5"/>.fmt <text:s text:c="10"/>.select{ <text:s text:c="6"/>&gt; <text:s text:c="13"/>max</text:p>
      <text:p text:style-name="Code">. <text:s text:c="13"/>.fmt" <text:s text:c="9"/>.shuffle <text:s text:c="6"/>&gt;= <text:s text:c="12"/>max_float</text:p>
      <text:p text:style-name="Code">." <text:s text:c="12"/>.gcd <text:s text:c="10"/>.sin <text:s text:c="10"/>&gt;&gt; <text:s text:c="12"/>max_num</text:p>
      <text:p text:style-name="Code">.+left <text:s text:c="8"/>.hypot <text:s text:c="8"/>.sinh <text:s text:c="9"/>?dup <text:s text:c="10"/>min</text:p>
      <text:p text:style-name="Code">.+mid <text:s text:c="9"/>.imaginary <text:s text:c="4"/>.sleep <text:s text:c="8"/>@ <text:s text:c="13"/>min_float</text:p>
      <text:p text:style-name="Code">.+midlr <text:s text:c="7"/>.init <text:s text:c="9"/>.sort <text:s text:c="9"/>Array <text:s text:c="9"/>min_num</text:p>
      <text:p text:style-name="Code">.+right <text:s text:c="7"/>.is_class? <text:s text:c="4"/>.split <text:s text:c="8"/>Bignum <text:s text:c="8"/>mod</text:p>
      <text:p text:style-name="Code">.-left <text:s text:c="8"/>.keys <text:s text:c="9"/>.sqr <text:s text:c="10"/>Class <text:s text:c="9"/>nan</text:p>
      <text:p text:style-name="Code">.-mid <text:s text:c="9"/>.lcm <text:s text:c="10"/>.sqrt <text:s text:c="9"/>Complex <text:s text:c="7"/>neg</text:p>
      <text:p text:style-name="Code">.-midlr <text:s text:c="7"/>.left <text:s text:c="9"/>.start <text:s text:c="8"/>FalseClass <text:s text:c="4"/>nil</text:p>
      <text:p text:style-name="Code">.-right <text:s text:c="7"/>.left? <text:s text:c="8"/>.strip <text:s text:c="8"/>Fixnum <text:s text:c="8"/>nil&lt;&gt;</text:p>
      <text:p text:style-name="Code">.1/x <text:s text:c="10"/>.length <text:s text:c="7"/>.strlen <text:s text:c="7"/>Float <text:s text:c="9"/>nil=</text:p>
      <text:p text:style-name="Code">.10** <text:s text:c="9"/>.lines <text:s text:c="8"/>.strmax <text:s text:c="7"/>Hash <text:s text:c="10"/>nip</text:p>
      <text:p text:style-name="Code">.2** <text:s text:c="10"/>.list <text:s text:c="9"/>.strmax2 <text:s text:c="6"/>Integer <text:s text:c="7"/>not</text:p>
      <text:p text:style-name="Code">.: <text:s text:c="12"/>.ljust <text:s text:c="8"/>.subclass: <text:s text:c="4"/>MaxNumeric <text:s text:c="4"/>or</text:p>
      <text:p text:style-name="Code">.:: <text:s text:c="11"/>.ln <text:s text:c="11"/>.tan <text:s text:c="10"/>MinNumeric <text:s text:c="4"/>over</text:p>
      <text:p text:style-name="Code">.[]! <text:s text:c="10"/>.load <text:s text:c="9"/>.tanh <text:s text:c="9"/>NilClass <text:s text:c="6"/>pause</text:p>
      <text:p text:style-name="Code">.[]@ <text:s text:c="10"/>.log10 <text:s text:c="8"/>.to_f <text:s text:c="9"/>Numeric <text:s text:c="7"/>pi</text:p>
      <text:p text:style-name="Code">.abs <text:s text:c="10"/>.log2 <text:s text:c="9"/>.to_i <text:s text:c="9"/>Object <text:s text:c="8"/>pick</text:p>
      <text:p text:style-name="Code">.acos <text:s text:c="9"/>.lstrip <text:s text:c="7"/>.to_lower <text:s text:c="5"/>Procedure <text:s text:c="5"/>rational</text:p>
      <text:p text:style-name="Code">.acosh <text:s text:c="8"/>.magnitude <text:s text:c="4"/>.to_n <text:s text:c="9"/>Rational <text:s text:c="6"/>rot</text:p>
      <text:p text:style-name="Code">.angle <text:s text:c="8"/>.main <text:s text:c="9"/>.to_r <text:s text:c="9"/>String <text:s text:c="8"/>self</text:p>
      <text:p text:style-name="Code">.asin <text:s text:c="9"/>.map{ <text:s text:c="9"/>.to_s <text:s text:c="9"/>Thread <text:s text:c="8"/>space</text:p>
      <text:p text:style-name="Code">.asinh <text:s text:c="8"/>.max <text:s text:c="10"/>.to_upper <text:s text:c="5"/>TrueClass <text:s text:c="5"/>spaces</text:p>
      <text:p text:style-name="Code">.atan <text:s text:c="9"/>.mid <text:s text:c="10"/>.to_x <text:s text:c="9"/>VirtualMachine swap</text:p>
      <text:p text:style-name="Code">.atan2 <text:s text:c="8"/>.mid? <text:s text:c="9"/>.values <text:s text:c="7"/>[ <text:s text:c="13"/>thread:</text:p>
      <text:p text:style-name="Code">.atanh <text:s text:c="8"/>.midlr <text:s text:c="8"/>.vm <text:s text:c="11"/>^^ <text:s text:c="12"/>true</text:p>
      <text:p text:style-name="Code">.c2p <text:s text:c="10"/>.min <text:s text:c="10"/>.vm_name <text:s text:c="6"/>accept <text:s text:c="8"/>tuck</text:p>
      <text:p text:style-name="Code">.call <text:s text:c="9"/>.name <text:s text:c="9"/>/ <text:s text:c="13"/>accept" <text:s text:c="7"/>vm</text:p>
      <text:p text:style-name="Code">.cbrt <text:s text:c="9"/>.new <text:s text:c="10"/>0&lt; <text:s text:c="12"/>and <text:s text:c="11"/>xor</text:p>
      <text:p text:style-name="Code">.ceil <text:s text:c="9"/>.new_size <text:s text:c="5"/>0&lt;= <text:s text:c="11"/>begin <text:s text:c="9"/>{</text:p>
      <text:p text:style-name="Code">.cjust <text:s text:c="8"/>.new_value <text:s text:c="4"/>0&lt;=&gt; <text:s text:c="10"/>class: <text:s text:c="8"/>{{</text:p>
      <text:p text:style-name="Code">.class <text:s text:c="8"/>.new_values <text:s text:c="3"/>0&lt;&gt; <text:s text:c="11"/>clone <text:s text:c="9"/>||</text:p>
      <text:p text:style-name="Code">.clone <text:s text:c="8"/>.new{ <text:s text:c="9"/>0= <text:s text:c="12"/>com</text:p>
      <text:p text:style-name="Code">.conjugate <text:s text:c="4"/>.numerator <text:s text:c="4"/>0&gt; <text:s text:c="12"/>complex</text:p>
      <text:p text:style-name="Code">.copy <text:s text:c="9"/>.odd? <text:s text:c="9"/>0&gt;= <text:s text:c="11"/>copy</text:p>
      <text:p text:style-name="Text_20_body"/>
      <text:h text:style-name="Heading_20_1" text:outline-level="1">Appendix A – Regular Expressions</text:h>
      <text:p text:style-name="P3">Elements of syntax in this guide are expressed using regular expressions. While regular expressions are powerful and concise, they are also cryptic and non-intuitive. This summary provides a brief overview of those subset of regular expression elements used in this guide. It is by no means a complete overview of the subject of regular expressions and the reader is encouraged to seek further information on this complex subject.<text:note text:id="ftn0" text:note-class="footnote"><text:note-citation>26</text:note-citation><text:note-body><text:p text:style-name="Footnote">For an excellent, interactive, free regular expression development tool see Rubular at <text:a xlink:type="simple" xlink:href="http://rubular.com/" text:style-name="Internet_20_link" text:visited-style-name="Strong_20_Emphasis">http://rubular.com/</text:a></text:p></text:note-body></text:note></text:p>
      <text:p text:style-name="P3"/>
      <table:table table:name="Table4" table:style-name="Table4">
        <table:table-column table:style-name="Table4.A"/>
        <table:table-column table:style-name="Table4.B"/>
        <table:table-row>
          <table:table-cell table:style-name="Table4.A1" office:value-type="string">
            <text:p text:style-name="P8">Expression Character</text:p>
          </table:table-cell>
          <table:table-cell table:style-name="Table4.B1" office:value-type="string">
            <text:p text:style-name="P9">Description</text:p>
          </table:table-cell>
        </table:table-row>
        <table:table-row>
          <table:table-cell table:style-name="Table4.A2" office:value-type="string">
            <text:p text:style-name="P12">.</text:p>
          </table:table-cell>
          <table:table-cell table:style-name="Table4.B2" office:value-type="string">
            <text:p text:style-name="P10">Any character except newline</text:p>
          </table:table-cell>
        </table:table-row>
        <table:table-row>
          <table:table-cell table:style-name="Table4.A2" office:value-type="string">
            <text:p text:style-name="P12">\.</text:p>
          </table:table-cell>
          <table:table-cell table:style-name="Table4.B2" office:value-type="string">
            <text:p text:style-name="P10">A single '.' character.</text:p>
          </table:table-cell>
        </table:table-row>
        <table:table-row>
          <table:table-cell table:style-name="Table4.A2" office:value-type="string">
            <text:p text:style-name="P12">\/</text:p>
          </table:table-cell>
          <table:table-cell table:style-name="Table4.B2" office:value-type="string">
            <text:p text:style-name="P10">A single '/' character</text:p>
          </table:table-cell>
        </table:table-row>
        <table:table-row>
          <table:table-cell table:style-name="Table4.A2" office:value-type="string">
            <text:p text:style-name="P12">\d</text:p>
          </table:table-cell>
          <table:table-cell table:style-name="Table4.B2" office:value-type="string">
            <text:p text:style-name="P10">A digit (0..9)</text:p>
          </table:table-cell>
        </table:table-row>
        <table:table-row>
          <table:table-cell table:style-name="Table4.A2" office:value-type="string">
            <text:p text:style-name="P12">$</text:p>
          </table:table-cell>
          <table:table-cell table:style-name="Table4.B2" office:value-type="string">
            <text:p text:style-name="P10">The end of the line or string</text:p>
          </table:table-cell>
        </table:table-row>
        <table:table-row>
          <table:table-cell table:style-name="Table4.A2" office:value-type="string">
            <text:p text:style-name="P11">other</text:p>
          </table:table-cell>
          <table:table-cell table:style-name="Table4.B2" office:value-type="string">
            <text:p text:style-name="P10">Non-regex commands are expressions for themselves.</text:p>
          </table:table-cell>
        </table:table-row>
      </table:table>
      <text:p text:style-name="P3"/>
      <text:p text:style-name="P3"/>
      <text:p text:style-name="P15"/>
      <text:alphabetical-index text:style-name="Sect2" text:protected="true" text:name="Alphabetical Index1">
        <text:alphabetical-index-source text:sort-algorithm="alphanumeric" fo:language="en" fo:country="CA">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22">Array<text:tab/>18</text:p>
          <text:p text:style-name="P22">Class<text:tab/>19</text:p>
          <text:p text:style-name="P22">Complex<text:tab/>26</text:p>
          <text:p text:style-name="P22">FalseClass<text:tab/>20</text:p>
          <text:p text:style-name="P22">Float<text:tab/>28</text:p>
          <text:p text:style-name="P22">Hash<text:tab/>21</text:p>
          <text:p text:style-name="P22">Integer<text:tab/>29</text:p>
          <text:p text:style-name="P22">MaxNumeric<text:tab/>22</text:p>
          <text:p text:style-name="P22">MinNumeric<text:tab/>23</text:p>
          <text:p text:style-name="P22">NilClass<text:tab/>24</text:p>
          <text:p text:style-name="P22">Numeric<text:tab/>25</text:p>
          <text:p text:style-name="P22">Object<text:tab/>17</text:p>
          <text:p text:style-name="P22">Procedure<text:tab/>31</text:p>
          <text:p text:style-name="P22">Rational<text:tab/>30</text:p>
          <text:p text:style-name="P22">String<text:tab/>32</text:p>
          <text:p text:style-name="P22">Thread<text:tab/>33</text:p>
          <text:p text:style-name="P22">TrueClass<text:tab/>34</text:p>
          <text:p text:style-name="P22">VirtualMachine<text:tab/>16</text:p>
          <text:p text:style-name="P22">.split<text:tab/>26, 30</text:p>
          <text:p text:style-name="P22">)entries<text:tab/>35</text:p>
        </text:index-body>
      </text:alphabetical-index>
      <text:p text:style-name="P3"/>
      <text:h text:style-name="Heading_20_1" text:outline-level="1">Edit History:</text:h>
      <text:p text:style-name="Text_20_body"/>
      <text:p text:style-name="P3">PCC – December 14, 2014 – Initial draft of User's Guide started.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margin-top="0in" fo:margin-bottom="0.0598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201in" fo:margin-bottom="0.0201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38</text:page-number> of <text:page-count>38</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2DT19H9M56S</meta:editing-duration>
    <meta:editing-cycles>564</meta:editing-cycles>
    <meta:generator>OpenOffice/4.1.1$Win32 OpenOffice.org_project/411m6$Build-9775</meta:generator>
    <dc:date>2015-01-12T23:17:49.88</dc:date>
    <dc:creator>Peter Camilleri</dc:creator>
    <meta:document-statistic meta:table-count="8" meta:image-count="0" meta:object-count="0" meta:page-count="38" meta:paragraph-count="623" meta:word-count="5205" meta:character-count="34252"/>
    <meta:template xlink:type="simple" xlink:actuate="onRequest" xlink:title="MyDefault" xlink:href="../../../../OpenOffice.org/3/user/template/MyDefault.ott" meta:date="2014-06-26T22:09:00.24"/>
  </office:meta>
</office:document-meta>
</file>